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Response.getR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12.testFastJson( Class &lt; T &gt; clas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Response.setRetDesc( String ret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12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Use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Response.getRe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Response.setResult( 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gResponse.setRetCode( String re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Response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Respons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